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T1" style:family="text">
      <style:text-properties officeooo:rsid="00187c6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iectivele Iterației 2</text:h>
      <text:p text:style-name="Text_20_body">Vom implementa exclusiv secțiunea de <text:span text:style-name="Strong_20_Emphasis">Must Have</text:span> din modulul <text:span text:style-name="Strong_20_Emphasis">Admin Setup &amp; Account Management</text:span> (M2-US01 până la M2-US06), deoarece aceasta stabilește fundația administrativă a platformei și permite configurarea organizației, a utilizatorilor și a claselor.</text:p>
      <text:list xml:id="list2757963929" text:style-name="L1">
        <text:list-item>
          <text:p text:style-name="P2"><text:span text:style-name="Strong_20_Emphasis">M2-US01:</text:span> Implementarea <text:span text:style-name="Strong_20_Emphasis">dashboard-ului de administrare</text:span>, pentru o vedere generală asupra utilizatorilor, claselor și cursurilor. </text:p>
        </text:list-item>
        <text:list-item>
          <text:p text:style-name="P2"><text:span text:style-name="Strong_20_Emphasis">M2-US02:</text:span> Implementarea funcționalității de <text:span text:style-name="Strong_20_Emphasis">vizualizare și căutare a utilizatorilor</text:span>, pentru administrarea rapidă a conturilor existente. </text:p>
        </text:list-item>
        <text:list-item>
          <text:p text:style-name="P2"><text:span text:style-name="Strong_20_Emphasis">M2-US03:</text:span> Implementarea funcționalității de <text:span text:style-name="Strong_20_Emphasis">filtrare a utilizatorilor după rol și status</text:span>, pentru o gestionare mai eficientă a organizației. </text:p>
        </text:list-item>
        <text:list-item>
          <text:p text:style-name="P2"><text:span text:style-name="Strong_20_Emphasis">M2-US04:</text:span> Implementarea funcționalității de <text:span text:style-name="Strong_20_Emphasis">creare și editare a conturilor</text:span> de elev, profesor și admin, pentru pregătirea utilizatorilor necesari restului platformei. </text:p>
        </text:list-item>
        <text:list-item>
          <text:p text:style-name="P2"><text:span text:style-name="Strong_20_Emphasis">M2-US05:</text:span> Implementarea funcționalității de <text:span text:style-name="Strong_20_Emphasis">creare și editare a claselor</text:span>, pentru organizarea corectă a elevilor în interfață. </text:p>
        </text:list-item>
        <text:list-item>
          <text:p text:style-name="P1"><text:span text:style-name="Strong_20_Emphasis">M2-US06:</text:span> Implementarea funcționalității de <text:span text:style-name="Strong_20_Emphasis">înscriere a elevilor în clase</text:span> și de <text:span text:style-name="Strong_20_Emphasis">asignare a profesorilor la clase</text:span>, astfel încât structura organizației să fie reflectată corect în UI. </text:p>
        </text:list-item>
      </text:list>
      <text:p text:style-name="Text_20_body"><text:span text:style-name="Strong_20_Emphasis">Total Story Points:</text:span> 28 SP.</text:p>
      <text:p text:style-name="Horizontal_20_Line"/>
      <text:h text:style-name="Heading_20_2" text:outline-level="2">2. Durata Iterației</text:h>
      <text:list xml:id="list2218330747" text:style-name="L2">
        <text:list-item>
          <text:p text:style-name="P3"><text:span text:style-name="Strong_20_Emphasis">Perioada:</text:span> <text:span text:style-name="T1">2</text:span> săptămân<text:span text:style-name="T1">i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18:48:08.540448499</meta:creation-date>
    <dc:date>2026-04-01T18:49:50.517272209</dc:date>
    <meta:editing-duration>PT1M42S</meta:editing-duration>
    <meta:editing-cycles>1</meta:editing-cycles>
    <meta:document-statistic meta:table-count="0" meta:image-count="0" meta:object-count="0" meta:page-count="1" meta:paragraph-count="11" meta:word-count="164" meta:character-count="1223" meta:non-whitespace-character-count="1071"/>
    <meta:generator>LibreOffice/7.3.7.2$Linux_X86_64 LibreOffice_project/30$Build-2</meta:generator>
  </office:meta>
</office:document-meta>
</file>